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4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  <style:text-properties fo:font-size="13pt" style:font-size-asian="13pt" style:font-size-complex="13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8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355269" loext:opacity="100%" style:font-name="DejaVu Serif" fo:font-size="11pt" style:font-size-asian="11pt" style:font-size-complex="11pt"/>
    </style:style>
    <style:style style:name="P9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fo:font-size="11pt" officeooo:rsid="003134d2" officeooo:paragraph-rsid="003134d2" style:font-size-asian="11pt" style:font-size-complex="11pt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1b50a2" style:font-size-asian="11pt" style:font-size-complex="11pt"/>
    </style:style>
    <style:style style:name="P1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3134d2" officeooo:paragraph-rsid="003134d2" style:font-size-asian="11pt" style:font-size-complex="11pt"/>
    </style:style>
    <style:style style:name="P13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ans Mono" fo:font-size="11pt" officeooo:rsid="003134d2" officeooo:paragraph-rsid="003134d2" style:font-size-asian="11pt" style:font-size-complex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language="en" fo:country="US" fo:font-weight="bold" style:font-name-asian="Calibri1" style:font-weight-asian="bold"/>
    </style:style>
    <style:style style:name="T4" style:family="text">
      <style:text-properties fo:color="#000000" loext:opacity="100%" style:font-name="Times New Roman" fo:font-weight="bold" style:font-weight-asian="bold" style:font-name-complex="Times New Roman1"/>
    </style:style>
    <style:style style:name="T5" style:family="text">
      <style:text-properties fo:color="#000000" loext:opacity="100%" style:font-name="Times New Roman" fo:font-weight="bold" officeooo:rsid="001bd9d0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3134d2" style:font-weight-asian="bold" style:font-name-complex="Times New Roman1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officeooo:rsid="003134d2"/>
    </style:style>
    <style:style style:name="T11" style:family="text">
      <style:text-properties style:font-name="DejaVu Serif"/>
    </style:style>
    <style:style style:name="T12" style:family="text">
      <style:text-properties style:font-name="DejaVu Serif" officeooo:rsid="003134d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<text:span text:style-name="T7">Курс: </text:span><text:span text:style-name="T3">JS</text:span><text:span text:style-name="T8"> Разработка интерфейса на </text:span><text:span text:style-name="T9">JavaScript</text:span></text:p>
      <text:p text:style-name="P6"><text:span text:style-name="T7">Дисциплина: </text:span><text:span text:style-name="T8">JavaScript - создание интерактивных web приложений</text:span></text:p>
      <text:p text:style-name="P7"/>
      <text:h text:style-name="P4" text:outline-level="1"><text:bookmark-start text:name="_Hlk62046479"/><text:span text:style-name="T4">Домашнее задание</text:span><text:bookmark-end text:name="_Hlk62046479"/><text:span text:style-name="T4">: </text:span><text:span text:style-name="T5">Р</text:span><text:span text:style-name="T6">егулярные выражения</text:span></text:h>
      <text:p text:style-name="P8"><text:span text:style-name="T8">Задание</text:span></text:p>
      <text:p text:style-name="P11"><text:s text:c="4"/><text:span text:style-name="T10">Создать страницу с полем для ввода многострочного текста и кнопкой «Преобразовать».</text:span></text:p>
      <text:p text:style-name="P11"><text:span text:style-name="T10"><text:tab/>Пользователь в поле вводит реализацию функции на языке JavaScript в классической нотации, напрмер:</text:span></text:p>
      <text:p text:style-name="P11"/>
      <text:p text:style-name="P13">function foo(a, b=1) {</text:p>
      <text:p text:style-name="P13"><text:tab/>console.log(a, b);</text:p>
      <text:p text:style-name="P13">}</text:p>
      <text:p text:style-name="P12"/>
      <text:p text:style-name="P12">По клику на кнопку «Преобразовать», функция преобразуется в стрелочную:</text:p>
      <text:p text:style-name="P12"/>
      <text:p text:style-name="P13">const foo = (a, b=1) =&gt; {</text:p>
      <text:p text:style-name="P13"><text:tab/>console.log(a, b);</text:p>
      <text:p text:style-name="P13">}</text:p>
      <text:p text:style-name="P12"/>
      <text:p text:style-name="P12">Преобразование выполнить с помощью регулярных выражений.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30</meta:editing-cycles>
    <meta:creation-date>2022-01-19T04:04:00</meta:creation-date>
    <dc:date>2023-04-19T23:54:38.326114292</dc:date>
    <meta:editing-duration>PT1H38M9S</meta:editing-duration>
    <meta:generator>LibreOffice/7.3.6.2$Linux_X86_64 LibreOffice_project/30$Build-2</meta:generator>
    <meta:document-statistic meta:table-count="0" meta:image-count="1" meta:object-count="0" meta:page-count="1" meta:paragraph-count="19" meta:word-count="81" meta:character-count="598" meta:non-whitespace-character-count="526"/>
    <meta:user-defined meta:name="AppVersion">16.0000</meta:user-defined>
    <meta:template xlink:type="simple" xlink:actuate="onRequest" xlink:title="Normal" xlink:href=""/>
  </office:meta>
</office:document-meta>
</file>